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P21" style:parent-style-name="Normal" style:list-style-name="LFO3" style:family="paragraph"/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4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Column37" style:family="table-column">
      <style:table-column-properties style:column-width="0.9062in"/>
    </style:style>
    <style:style style:name="TableColumn38" style:family="table-column">
      <style:table-column-properties style:column-width="0.9222in"/>
    </style:style>
    <style:style style:name="TableColumn39" style:family="table-column">
      <style:table-column-properties style:column-width="1.6875in"/>
    </style:style>
    <style:style style:name="Table36" style:family="table">
      <style:table-properties style:width="3.5159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5" style:family="paragraph"/>
    <style:style style:name="P59" style:parent-style-name="Normal" style:list-style-name="LFO5" style:family="paragraph"/>
    <style:style style:name="P60" style:parent-style-name="Normal" style:list-style-name="LFO5" style:family="paragraph"/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6" style:family="paragraph"/>
    <style:style style:name="P63" style:parent-style-name="Normal" style:list-style-name="LFO6" style:family="paragraph"/>
    <style:style style:name="P64" style:parent-style-name="Normal" style:list-style-name="LFO6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7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7" style:family="paragraph"/>
    <style:style style:name="P70" style:parent-style-name="Normal" style:list-style-name="LFO7" style:family="paragraph"/>
    <style:style style:name="P71" style:parent-style-name="Normal" style:list-style-name="LFO7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7" style:family="paragraph"/>
    <style:style style:name="P74" style:parent-style-name="Normal" style:list-style-name="LFO7" style:family="paragraph"/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8" style:family="paragraph"/>
    <style:style style:name="P78" style:parent-style-name="Normal" style:list-style-name="LFO8" style:family="paragraph"/>
    <style:style style:name="P79" style:parent-style-name="Normal" style:list-style-name="LFO8" style:family="paragraph"/>
    <style:style style:name="P80" style:parent-style-name="Normal" style:list-style-name="LFO8" style:family="paragraph"/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list-style-name="LFO9" style:family="paragraph"/>
    <style:style style:name="P83" style:parent-style-name="Normal" style:list-style-name="LFO9" style:family="paragraph"/>
    <style:style style:name="P84" style:parent-style-name="Normal" style:list-style-name="LFO9" style:family="paragraph"/>
    <style:style style:name="P85" style:parent-style-name="Normal" style:list-style-name="LFO9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10" style:family="paragraph"/>
    <style:style style:name="P89" style:parent-style-name="Normal" style:list-style-name="LFO10" style:family="paragraph"/>
    <style:style style:name="P90" style:parent-style-name="Normal" style:list-style-name="LFO10" style:family="paragraph"/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11" style:family="paragraph"/>
    <style:style style:name="P93" style:parent-style-name="Normal" style:list-style-name="LFO11" style:family="paragraph"/>
    <style:style style:name="P94" style:parent-style-name="Normal" style:list-style-name="LFO11" style:family="paragraph"/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list-style-name="LFO12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12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12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12" style:family="paragraph"/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list-style-name="LFO13" style:family="paragraph"/>
    <style:style style:name="P105" style:parent-style-name="Normal" style:list-style-name="LFO13" style:family="paragraph"/>
    <style:style style:name="P106" style:parent-style-name="Normal" style:list-style-name="LFO13" style:family="paragraph"/>
    <style:style style:name="P107" style:parent-style-name="Normal" style:family="paragraph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14" style:family="paragraph"/>
    <style:style style:name="P110" style:parent-style-name="Normal" style:list-style-name="LFO14" style:family="paragraph"/>
    <style:style style:name="P111" style:parent-style-name="Normal" style:list-style-name="LFO14" style:family="paragraph"/>
    <style:style style:name="P112" style:parent-style-name="Normal" style:list-style-name="LFO14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15" style:family="paragraph"/>
    <style:style style:name="P116" style:parent-style-name="Normal" style:list-style-name="LFO15" style:family="paragraph"/>
    <style:style style:name="P117" style:parent-style-name="Normal" style:list-style-name="LFO15" style:family="paragraph"/>
    <style:style style:name="P118" style:parent-style-name="Normal" style:list-style-name="LFO15" style:family="paragraph"/>
    <style:style style:name="P119" style:parent-style-name="Normal" style:list-style-name="LFO15" style:family="paragraph"/>
    <style:style style:name="P120" style:parent-style-name="Normal" style:list-style-name="LFO15" style:family="paragraph"/>
    <style:style style:name="P121" style:parent-style-name="Normal" style:list-style-name="LFO15" style:family="paragraph"/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Normal" style:list-style-name="LFO16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list-style-name="LFO16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list-style-name="LFO16" style:family="paragraph"/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list-style-name="LFO16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Using a Single Domain for Both UI and API on AWS ECS</text:p>
      <text:p text:style-name="P2">Overview</text:p>
      <text:p text:style-name="Normal">This document describes how to expose<text:s/><text:span text:style-name="T3">both a web UI and backend APIs under a single domain</text:span><text:s/>when running workloads on<text:s/><text:span text:style-name="T4">AWS ECS</text:span>. This approach is common for modern web applications and works well with Application Load Balancers (ALB), path-based routing, and containerized services.</text:p>
      <text:p text:style-name="Normal"><text:span text:style-name="T5">Example goal:</text:span></text:p>
      <text:list text:style-name="LFO1" text:continue-numbering="true">
        <text:list-item>
          <text:p text:style-name="P6">One domain: https://app.example.com</text:p>
        </text:list-item>
        <text:list-item>
          <text:p text:style-name="P7">UI served at: /</text:p>
        </text:list-item>
        <text:list-item>
          <text:p text:style-name="P8">API served at: /api/*</text:p>
        </text:list-item>
      </text:list>
      <text:p text:style-name="Normal">No separate subdomain (like api.example.com) is required.</text:p>
      <text:p text:style-name="Normal"><draw:custom-shape svg:x="0in" svg:y="0in" svg:width="45.51042in" svg:height="0.00139in" draw:z-index="0" draw:id="id0" draw:style-name="a0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9">Why Use a Single Domain?</text:p>
      <text:p text:style-name="P10">Benefits</text:p>
      <text:list text:style-name="LFO2" text:continue-numbering="true">
        <text:list-item>
          <text:p text:style-name="P11"><text:span text:style-name="T12">Simpler DNS &amp; TLS</text:span>: One ACM certificate, one DNS record</text:p>
        </text:list-item>
        <text:list-item>
          <text:p text:style-name="P13"><text:span text:style-name="T14">No CORS issues</text:span>: UI and API share the same origin</text:p>
        </text:list-item>
        <text:list-item>
          <text:p text:style-name="P15"><text:span text:style-name="T16">Cleaner URLs</text:span>: Easier for users and documentation</text:p>
        </text:list-item>
        <text:list-item>
          <text:p text:style-name="P17"><text:span text:style-name="T18">Centralized routing</text:span>: ALB handles traffic separation</text:p>
        </text:list-item>
      </text:list>
      <text:p text:style-name="P19">Trade-offs</text:p>
      <text:list text:style-name="LFO3" text:continue-numbering="true">
        <text:list-item>
          <text:p text:style-name="P20">UI and API lifecycles are logically coupled at the load balancer</text:p>
        </text:list-item>
        <text:list-item>
          <text:p text:style-name="P21">Requires careful path/versioning strategy for APIs</text:p>
        </text:list-item>
      </text:list>
      <text:p text:style-name="Normal"><draw:custom-shape svg:x="0in" svg:y="0in" svg:width="45.51042in" svg:height="0.00139in" draw:z-index="0" draw:id="id1" draw:style-name="a1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22">High-Level Architecture</text:p>
      <text:p text:style-name="Normal">User Browser</text:p>
      <text:p text:style-name="Normal">|</text:p>
      <text:p text:style-name="Normal">v</text:p>
      <text:p text:style-name="Normal">https://app.example.com</text:p>
      <text:p text:style-name="Normal">|</text:p>
      <text:p text:style-name="Normal">Application Load Balancer (ALB)</text:p>
      <text:p text:style-name="Normal">|</text:p>
      <text:p text:style-name="Normal">+-- / -&gt; ECS Service: UI (React / Next.js / Nginx)</text:p>
      <text:p text:style-name="Normal">+-- /api/* -&gt; ECS Service: API (Node.js / Java / Python)</text:p>
      <text:soft-page-break/>
      <text:p text:style-name="Normal"><draw:custom-shape svg:x="0in" svg:y="0in" svg:width="45.51042in" svg:height="0.00139in" draw:z-index="0" draw:id="id2" draw:style-name="a2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23">Core AWS Components</text:p>
      <text:list text:style-name="LFO4" text:continue-numbering="true">
        <text:list-item>
          <text:p text:style-name="P24"><text:span text:style-name="T25">Route 53</text:span><text:s/>– DNS record for app.example.com</text:p>
        </text:list-item>
        <text:list-item>
          <text:p text:style-name="P26"><text:span text:style-name="T27">ACM</text:span><text:s/>– TLS certificate for the domain</text:p>
        </text:list-item>
        <text:list-item>
          <text:p text:style-name="P28"><text:span text:style-name="T29">Application Load Balancer</text:span><text:s/>– HTTPS termination and routing</text:p>
        </text:list-item>
        <text:list-item>
          <text:p text:style-name="P30"><text:span text:style-name="T31">ECS (Fargate or EC2)</text:span><text:s/>– Runs UI and API containers</text:p>
        </text:list-item>
        <text:list-item>
          <text:p text:style-name="P32"><text:span text:style-name="T33">Target Groups</text:span><text:s/>– One per ECS service</text:p>
        </text:list-item>
      </text:list>
      <text:p text:style-name="Normal"><draw:custom-shape svg:x="0in" svg:y="0in" svg:width="45.51042in" svg:height="0.00139in" draw:z-index="0" draw:id="id3" draw:style-name="a3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34">Routing Strategy (Path-Based Routing)</text:p>
      <text:p text:style-name="Normal">The ALB listener (port 443) uses<text:s/><text:span text:style-name="T35">path-based rules</text:span>: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Path Pattern</text:p>
          </table:table-cell>
          <table:table-cell table:style-name="TableCell43">
            <text:p text:style-name="P44">Target Group</text:p>
          </table:table-cell>
          <table:table-cell table:style-name="TableCell45">
            <text:p text:style-name="P46">Service</text:p>
          </table:table-cell>
        </table:table-row>
        <table:table-row table:style-name="TableRow47">
          <table:table-cell table:style-name="TableCell48">
            <text:p text:style-name="Normal">/api/*</text:p>
          </table:table-cell>
          <table:table-cell table:style-name="TableCell49">
            <text:p text:style-name="Normal">api-tg</text:p>
          </table:table-cell>
          <table:table-cell table:style-name="TableCell50">
            <text:p text:style-name="Normal">Backend API ECS service</text:p>
          </table:table-cell>
        </table:table-row>
        <table:table-row table:style-name="TableRow51">
          <table:table-cell table:style-name="TableCell52">
            <text:p text:style-name="Normal">/*</text:p>
          </table:table-cell>
          <table:table-cell table:style-name="TableCell53">
            <text:p text:style-name="Normal">ui-tg</text:p>
          </table:table-cell>
          <table:table-cell table:style-name="TableCell54">
            <text:p text:style-name="Normal">Frontend UI ECS service</text:p>
          </table:table-cell>
        </table:table-row>
      </table:table>
      <text:p text:style-name="Normal">Rule priority is important: /api/* must be evaluated<text:s/><text:span text:style-name="T55">before</text:span><text:s/>/*.</text:p>
      <text:p text:style-name="Normal"><draw:custom-shape svg:x="0in" svg:y="0in" svg:width="45.51042in" svg:height="0.00139in" draw:z-index="0" draw:id="id4" draw:style-name="a4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P56">Example URLs</text:p>
      <text:p text:style-name="P57">UI</text:p>
      <text:list text:style-name="LFO5" text:continue-numbering="true">
        <text:list-item>
          <text:p text:style-name="P58">https://app.example.com/</text:p>
        </text:list-item>
        <text:list-item>
          <text:p text:style-name="P59">https://app.example.com/login</text:p>
        </text:list-item>
        <text:list-item>
          <text:p text:style-name="P60">https://app.example.com/dashboard</text:p>
        </text:list-item>
      </text:list>
      <text:p text:style-name="P61">API</text:p>
      <text:list text:style-name="LFO6" text:continue-numbering="true">
        <text:list-item>
          <text:p text:style-name="P62">https://app.example.com/api/health</text:p>
        </text:list-item>
        <text:list-item>
          <text:p text:style-name="P63">https://app.example.com/api/v1/users</text:p>
        </text:list-item>
        <text:list-item>
          <text:p text:style-name="P64">https://app.example.com/api/v1/orders/123</text:p>
        </text:list-item>
      </text:list>
      <text:p text:style-name="Normal"><draw:custom-shape svg:x="0in" svg:y="0in" svg:width="45.51042in" svg:height="0.00139in" draw:z-index="0" draw:id="id5" draw:style-name="a5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P65">Example: ALB Listener Rules</text:p>
      <text:p text:style-name="Normal"><text:span text:style-name="T66">Listener:</text:span><text:s/>HTTPS : 443</text:p>
      <text:list text:style-name="LFO7" text:continue-numbering="true">
        <text:list-item>
          <text:p text:style-name="P67"><text:span text:style-name="T68">Rule 1</text:span></text:p>
          <text:list text:continue-numbering="true">
            <text:list-item>
              <text:p text:style-name="P69">Condition: Path is /api/*</text:p>
            </text:list-item>
            <text:list-item>
              <text:p text:style-name="P70">Action: Forward to api-target-group</text:p>
            </text:list-item>
          </text:list>
        </text:list-item>
        <text:list-item>
          <text:p text:style-name="P71"><text:span text:style-name="T72">Rule 2 (Default)</text:span></text:p>
          <text:list text:continue-numbering="true">
            <text:list-item>
              <text:p text:style-name="P73">Condition: Path is /*</text:p>
            </text:list-item>
            <text:list-item>
              <text:p text:style-name="P74">Action: Forward to ui-target-group</text:p>
            </text:list-item>
          </text:list>
        </text:list-item>
      </text:list>
      <text:p text:style-name="Normal"><draw:custom-shape svg:x="0in" svg:y="0in" svg:width="43.55972in" svg:height="0.00139in" draw:z-index="0" draw:id="id6" draw:style-name="a6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75">ECS Service Layout</text:p>
      <text:p text:style-name="P76">UI Service</text:p>
      <text:list text:style-name="LFO8" text:continue-numbering="true">
        <text:list-item>
          <text:p text:style-name="P77">Container: Nginx / Node.js</text:p>
        </text:list-item>
        <text:list-item>
          <text:p text:style-name="P78">Port: 80 or 3000</text:p>
        </text:list-item>
        <text:list-item>
          <text:p text:style-name="P79">Task Definition: ui-task</text:p>
        </text:list-item>
        <text:list-item>
          <text:p text:style-name="P80">Target Group: ui-tg</text:p>
        </text:list-item>
      </text:list>
      <text:p text:style-name="P81">API Service</text:p>
      <text:list text:style-name="LFO9" text:continue-numbering="true">
        <text:list-item>
          <text:p text:style-name="P82">Container: Node.js / Spring Boot / FastAPI</text:p>
        </text:list-item>
        <text:list-item>
          <text:p text:style-name="P83">Port: 8080</text:p>
        </text:list-item>
        <text:list-item>
          <text:p text:style-name="P84">Task Definition: api-task</text:p>
        </text:list-item>
        <text:list-item>
          <text:p text:style-name="P85">Target Group: api-tg</text:p>
        </text:list-item>
      </text:list>
      <text:p text:style-name="Normal"><draw:custom-shape svg:x="0in" svg:y="0in" svg:width="45.51042in" svg:height="0.00139in" draw:z-index="0" draw:id="id7" draw:style-name="a7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86">Frontend Configuration Example</text:p>
      <text:p text:style-name="Normal">The UI should call APIs using<text:s/><text:span text:style-name="T87">relative paths</text:span>:</text:p>
      <text:p text:style-name="Normal">fetch('/api/v1/users');</text:p>
      <text:p text:style-name="Normal">This ensures:</text:p>
      <text:list text:style-name="LFO10" text:continue-numbering="true">
        <text:list-item>
          <text:p text:style-name="P88">Works locally with a proxy</text:p>
        </text:list-item>
        <text:list-item>
          <text:p text:style-name="P89">Works in production without domain changes</text:p>
        </text:list-item>
        <text:list-item>
          <text:p text:style-name="P90">Avoids CORS preflight requests</text:p>
        </text:list-item>
      </text:list>
      <text:p text:style-name="Normal"><draw:custom-shape svg:x="0in" svg:y="0in" svg:width="45.51042in" svg:height="0.00139in" draw:z-index="0" draw:id="id8" draw:style-name="a8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91">API Versioning Best Practice</text:p>
      <text:p text:style-name="Normal">Use explicit versioning under /api:</text:p>
      <text:p text:style-name="Normal">/api/v1/...</text:p>
      <text:p text:style-name="Normal">/api/v2/...</text:p>
      <text:p text:style-name="Normal">This allows:</text:p>
      <text:list text:style-name="LFO11" text:continue-numbering="true">
        <text:list-item>
          <text:p text:style-name="P92">Backward compatibility</text:p>
        </text:list-item>
        <text:list-item>
          <text:p text:style-name="P93">Parallel deployments</text:p>
        </text:list-item>
        <text:list-item>
          <text:p text:style-name="P94">Safe rollouts</text:p>
        </text:list-item>
      </text:list>
      <text:p text:style-name="Normal"><draw:custom-shape svg:x="0in" svg:y="0in" svg:width="45.51042in" svg:height="0.00139in" draw:z-index="0" draw:id="id9" draw:style-name="a9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95">Security Considerations</text:p>
      <text:list text:style-name="LFO12" text:continue-numbering="true">
        <text:list-item>
          <text:p text:style-name="P96">Use<text:s/><text:span text:style-name="T97">HTTPS only</text:span><text:s/>(redirect HTTP → HTTPS)</text:p>
        </text:list-item>
        <text:list-item>
          <text:p text:style-name="P98">Apply<text:s/><text:span text:style-name="T99">AWS WAF</text:span><text:s/>at the ALB level if needed</text:p>
        </text:list-item>
        <text:list-item>
          <text:p text:style-name="P100">Use<text:s/><text:span text:style-name="T101">security groups</text:span><text:s/>to restrict container access to ALB only</text:p>
        </text:list-item>
        <text:list-item>
          <text:p text:style-name="P102">Authenticate APIs (JWT, OAuth2, or ALB auth)</text:p>
        </text:list-item>
      </text:list>
      <text:p text:style-name="Normal"><draw:custom-shape svg:x="0in" svg:y="0in" svg:width="45.51042in" svg:height="0.00139in" draw:z-index="0" draw:id="id10" draw:style-name="a10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103">When to Use Separate Domains Instead</text:p>
      <text:p text:style-name="Normal">Consider api.example.com if:</text:p>
      <text:list text:style-name="LFO13" text:continue-numbering="true">
        <text:list-item>
          <text:p text:style-name="P104">Public APIs are consumed by third parties</text:p>
        </text:list-item>
        <text:list-item>
          <text:p text:style-name="P105">Different rate limits or WAF rules are required</text:p>
        </text:list-item>
        <text:list-item>
          <text:p text:style-name="P106">You need independent scaling and ownership boundaries</text:p>
        </text:list-item>
      </text:list>
      <text:p text:style-name="Normal"><draw:custom-shape svg:x="0in" svg:y="0in" svg:width="45.51042in" svg:height="0.00139in" draw:z-index="0" draw:id="id11" draw:style-name="a11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107">Summary</text:p>
      <text:p text:style-name="Normal">Using a<text:s/><text:span text:style-name="T108">single domain for both UI and API on AWS ECS</text:span><text:s/>is a clean and scalable pattern:</text:p>
      <text:list text:style-name="LFO14" text:continue-numbering="true">
        <text:list-item>
          <text:p text:style-name="P109">Route traffic with ALB path-based rules</text:p>
        </text:list-item>
        <text:list-item>
          <text:p text:style-name="P110">Serve UI at /, APIs at /api/*</text:p>
        </text:list-item>
        <text:list-item>
          <text:p text:style-name="P111">Reduce CORS, DNS, and TLS complexity</text:p>
        </text:list-item>
        <text:list-item>
          <text:p text:style-name="P112">Keep infrastructure simple and maintainable</text:p>
        </text:list-item>
      </text:list>
      <text:p text:style-name="Normal">This setup is production-proven and works well for most internal and customer-facing web applications.</text:p>
      <text:p text:style-name="Normal">I’ve created a<text:s/><text:span text:style-name="T113">ready-to-paste Confluence page</text:span><text:s/>in the canvas that explains how to use<text:s/><text:span text:style-name="T114">one URL (same domain) for both UI and API on AWS ECS</text:span>, complete with:</text:p>
      <text:list text:style-name="LFO15" text:continue-numbering="true">
        <text:list-item>
          <text:p text:style-name="P115">Clear architecture diagram (text-based)</text:p>
        </text:list-item>
        <text:list-item>
          <text:p text:style-name="P116">ALB path-based routing explanation</text:p>
        </text:list-item>
        <text:list-item>
          <text:p text:style-name="P117">Concrete URL examples (/ vs /api/*)</text:p>
        </text:list-item>
        <text:list-item>
          <text:p text:style-name="P118">ECS + ALB configuration guidance</text:p>
        </text:list-item>
        <text:list-item>
          <text:p text:style-name="P119">Frontend and API best practices</text:p>
        </text:list-item>
        <text:list-item>
          <text:p text:style-name="P120">Security and versioning recommendations</text:p>
        </text:list-item>
        <text:list-item>
          <text:p text:style-name="P121">When<text:s/><text:span text:style-name="T122">not</text:span><text:s/>to use this pattern</text:p>
        </text:list-item>
      </text:list>
      <text:p text:style-name="Normal">If you want, I can:</text:p>
      <text:soft-page-break/>
      <text:list text:style-name="LFO16" text:continue-numbering="true">
        <text:list-item>
          <text:p text:style-name="P123">Tailor it to<text:s/><text:span text:style-name="T124">Fargate vs EC2</text:span></text:p>
        </text:list-item>
        <text:list-item>
          <text:p text:style-name="P125">Add<text:s/><text:span text:style-name="T126">Terraform / CloudFormation examples</text:span></text:p>
        </text:list-item>
        <text:list-item>
          <text:p text:style-name="P127">Adapt it to<text:s/><text:span text:style-name="T128">Next.js, React, Spring Boot, or FastAPI</text:span></text:p>
        </text:list-item>
        <text:list-item>
          <text:p text:style-name="P129">Rewrite it in your<text:s/><text:span text:style-name="T130">company’s Confluence template style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bannagari, Sudhakar</meta:initial-creator>
    <dc:creator>Abbannagari, Sudhakar</dc:creator>
    <meta:creation-date>2026-01-07T05:38:00Z</meta:creation-date>
    <dc:date>2026-01-07T05:38:00Z</dc:date>
    <meta:template xlink:href="Normal.dotm" xlink:type="simple"/>
    <meta:editing-cycles>1</meta:editing-cycles>
    <meta:editing-duration>PT0S</meta:editing-duration>
    <meta:document-statistic meta:page-count="5" meta:paragraph-count="7" meta:word-count="593" meta:character-count="3971" meta:row-count="28" meta:non-whitespace-character-count="3385"/>
  </office:meta>
</office:document-meta>
</file>